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GSM</text:span></text:p>
      <text:p text:style-name="P3"><text:span text:style-name="T3_1">#######################################<text:s/></text:span></text:p>
      <text:p text:style-name="P4"><text:span text:style-name="T4_1">#<text:s/></text:span><text:span text:style-name="T4_2">Class</text:span></text:p>
      <text:p text:style-name="P5"><text:span text:style-name="T5_1">#######################################</text:span></text:p>
      <text:p text:style-name="P6"/>
      <text:p text:style-name="P7"><text:span text:style-name="T7_1">GSM</text:span><text:span text:style-name="T7_2"><text:tab/></text:span><text:span text:style-name="T7_3">KEYWORD</text:span><text:span text:style-name="T7_4">3</text:span></text:p>
      <text:p text:style-name="P8"><text:span text:style-name="T8_1">GSMVoiceCall</text:span><text:span text:style-name="T8_2"><text:tab/></text:span><text:span text:style-name="T8_3">KEYWORD</text:span><text:span text:style-name="T8_4">3</text:span></text:p>
      <text:p text:style-name="P9"><text:span text:style-name="T9_1">GSM</text:span><text:span text:style-name="T9_2">_</text:span><text:span text:style-name="T9_3">SMS</text:span><text:span text:style-name="T9_4"><text:tab/></text:span><text:span text:style-name="T9_5">KEYWORD</text:span><text:span text:style-name="T9_6">3</text:span></text:p>
      <text:p text:style-name="P10"><text:span text:style-name="T10_1">GPRS</text:span><text:span text:style-name="T10_2"><text:tab/></text:span><text:span text:style-name="T10_3">KEYWORD</text:span><text:span text:style-name="T10_4">3</text:span></text:p>
      <text:p text:style-name="P11"><text:span text:style-name="T11_1">GSMClient</text:span><text:span text:style-name="T11_2"><text:tab/></text:span><text:span text:style-name="T11_3">KEYWORD</text:span><text:span text:style-name="T11_4">3</text:span></text:p>
      <text:p text:style-name="P12"><text:span text:style-name="T12_1">GSMServer</text:span><text:span text:style-name="T12_2"><text:tab/></text:span><text:span text:style-name="T12_3">KEYWORD</text:span><text:span text:style-name="T12_4">3</text:span></text:p>
      <text:p text:style-name="P13"><text:span text:style-name="T13_1">GSMModem</text:span><text:span text:style-name="T13_2"><text:tab/></text:span><text:span text:style-name="T13_3">KEYWORD</text:span><text:span text:style-name="T13_4">3</text:span></text:p>
      <text:p text:style-name="P14"><text:span text:style-name="T14_1">GSMScanner</text:span><text:span text:style-name="T14_2"><text:tab/></text:span><text:span text:style-name="T14_3">KEYWORD</text:span><text:span text:style-name="T14_4">3</text:span></text:p>
      <text:p text:style-name="P15"><text:span text:style-name="T15_1">GSMPIN</text:span><text:span text:style-name="T15_2"><text:tab/></text:span><text:span text:style-name="T15_3">KEYWORD</text:span><text:span text:style-name="T15_4">3</text:span></text:p>
      <text:p text:style-name="P16"><text:span text:style-name="T16_1">GSMBand</text:span><text:span text:style-name="T16_2"><text:s/></text:span><text:span text:style-name="T16_3">KEYWORD</text:span><text:span text:style-name="T16_4">3</text:span></text:p>
      <text:p text:style-name="P17"/>
      <text:p text:style-name="P18"><text:span text:style-name="T18_1">#######################################</text:span></text:p>
      <text:p text:style-name="P19"><text:span text:style-name="T19_1">#<text:s/></text:span><text:span text:style-name="T19_2">Methods</text:span><text:span text:style-name="T19_3"><text:s/></text:span><text:span text:style-name="T19_4">and</text:span><text:span text:style-name="T19_5"><text:s/></text:span><text:span text:style-name="T19_6">Functions</text:span><text:span text:style-name="T19_7"><text:s/></text:span></text:p>
      <text:p text:style-name="P20"><text:span text:style-name="T20_1">#######################################<text:tab/></text:span></text:p>
      <text:p text:style-name="P21"/>
      <text:p text:style-name="P22"><text:span text:style-name="T22_1">begin</text:span><text:span text:style-name="T22_2"><text:tab/></text:span><text:span text:style-name="T22_3">KEYWORD</text:span><text:span text:style-name="T22_4">2</text:span></text:p>
      <text:p text:style-name="P23"><text:span text:style-name="T23_1">shutdown</text:span><text:span text:style-name="T23_2"><text:tab/></text:span><text:span text:style-name="T23_3">KEYWORD</text:span><text:span text:style-name="T23_4">2</text:span></text:p>
      <text:p text:style-name="P24"><text:span text:style-name="T24_1">gatVoiceCallStatus</text:span><text:span text:style-name="T24_2"><text:tab/></text:span><text:span text:style-name="T24_3">KEYWORD</text:span><text:span text:style-name="T24_4">2</text:span></text:p>
      <text:p text:style-name="P25"><text:span text:style-name="T25_1">ready</text:span><text:span text:style-name="T25_2"><text:tab/></text:span><text:span text:style-name="T25_3">KEYWORD</text:span><text:span text:style-name="T25_4">2</text:span></text:p>
      <text:p text:style-name="P26"><text:span text:style-name="T26_1">voiceCall</text:span><text:span text:style-name="T26_2"><text:tab/></text:span><text:span text:style-name="T26_3">KEYWORD</text:span><text:span text:style-name="T26_4">2</text:span></text:p>
      <text:p text:style-name="P27"><text:span text:style-name="T27_1">answerCall</text:span><text:span text:style-name="T27_2"><text:tab/></text:span><text:span text:style-name="T27_3">KEYWORD</text:span><text:span text:style-name="T27_4">2</text:span></text:p>
      <text:p text:style-name="P28"><text:span text:style-name="T28_1">hangCall</text:span><text:span text:style-name="T28_2"><text:tab/></text:span><text:span text:style-name="T28_3">KEYWORD</text:span><text:span text:style-name="T28_4">2</text:span></text:p>
      <text:p text:style-name="P29"><text:span text:style-name="T29_1">retrieveCallingNumber</text:span><text:span text:style-name="T29_2"><text:tab/></text:span><text:span text:style-name="T29_3">KEYWORD</text:span><text:span text:style-name="T29_4">2</text:span></text:p>
      <text:p text:style-name="P30"><text:span text:style-name="T30_1">beginSMS</text:span><text:span text:style-name="T30_2"><text:tab/></text:span><text:span text:style-name="T30_3">KEYWORD</text:span><text:span text:style-name="T30_4">2</text:span></text:p>
      <text:p text:style-name="P31"><text:span text:style-name="T31_1">endSMS</text:span><text:span text:style-name="T31_2"><text:tab/></text:span><text:span text:style-name="T31_3">KEYWORD</text:span><text:span text:style-name="T31_4">2</text:span></text:p>
      <text:p text:style-name="P32"><text:span text:style-name="T32_1">remoteNumber</text:span><text:span text:style-name="T32_2"><text:tab/></text:span><text:span text:style-name="T32_3">KEYWORD</text:span><text:span text:style-name="T32_4">2</text:span></text:p>
      <text:p text:style-name="P33"><text:span text:style-name="T33_1">attachGPRS</text:span><text:span text:style-name="T33_2"><text:tab/></text:span><text:span text:style-name="T33_3">KEYWORD</text:span><text:span text:style-name="T33_4">2</text:span></text:p>
      <text:p text:style-name="P34"><text:span text:style-name="T34_1">begnWrite</text:span><text:span text:style-name="T34_2"><text:tab/></text:span><text:span text:style-name="T34_3">KEYWORD</text:span><text:span text:style-name="T34_4">2</text:span></text:p>
      <text:p text:style-name="P35"><text:span text:style-name="T35_1">endWrite</text:span><text:span text:style-name="T35_2"><text:tab/></text:span><text:span text:style-name="T35_3">KEYWORD</text:span><text:span text:style-name="T35_4">2</text:span></text:p>
      <text:p text:style-name="P36"><text:span text:style-name="T36_1">getIMEI</text:span><text:span text:style-name="T36_2"><text:tab/></text:span><text:span text:style-name="T36_3">KEYWORD</text:span><text:span text:style-name="T36_4">2</text:span></text:p>
      <text:p text:style-name="P37"><text:span text:style-name="T37_1">getCurrentCarrier</text:span><text:span text:style-name="T37_2"><text:tab/></text:span><text:span text:style-name="T37_3">KEYWORD</text:span><text:span text:style-name="T37_4">2</text:span></text:p>
      <text:p text:style-name="P38"><text:span text:style-name="T38_1">getSignalStrength</text:span><text:span text:style-name="T38_2"><text:tab/></text:span><text:span text:style-name="T38_3">KEYWORD</text:span><text:span text:style-name="T38_4">2</text:span></text:p>
      <text:p text:style-name="P39"><text:span text:style-name="T39_1">readNetworks</text:span><text:span text:style-name="T39_2"><text:tab/></text:span><text:span text:style-name="T39_3">KEYWORD</text:span><text:span text:style-name="T39_4">2</text:span></text:p>
      <text:p text:style-name="P40"><text:span text:style-name="T40_1">isPIN</text:span><text:span text:style-name="T40_2"><text:tab/></text:span><text:span text:style-name="T40_3">KEYWORD</text:span><text:span text:style-name="T40_4">2</text:span></text:p>
      <text:p text:style-name="P41"><text:span text:style-name="T41_1">checkPIN</text:span><text:span text:style-name="T41_2"><text:tab/></text:span><text:span text:style-name="T41_3">KEYWORD</text:span><text:span text:style-name="T41_4">2</text:span></text:p>
      <text:p text:style-name="P42"><text:span text:style-name="T42_1">checkPUK</text:span><text:span text:style-name="T42_2"><text:tab/></text:span><text:span text:style-name="T42_3">KEYWORD</text:span><text:span text:style-name="T42_4">2</text:span></text:p>
      <text:p text:style-name="P43"><text:span text:style-name="T43_1">changePIN</text:span><text:span text:style-name="T43_2"><text:tab/></text:span><text:span text:style-name="T43_3">KEYWORD</text:span><text:span text:style-name="T43_4">2</text:span></text:p>
      <text:p text:style-name="P44"><text:span text:style-name="T44_1">switchPIN</text:span><text:span text:style-name="T44_2"><text:tab/></text:span><text:span text:style-name="T44_3">KEYWORD</text:span><text:span text:style-name="T44_4">2</text:span></text:p>
      <text:p text:style-name="P45"><text:span text:style-name="T45_1">checkReg</text:span><text:span text:style-name="T45_2"><text:tab/></text:span><text:span text:style-name="T45_3">KEYWORD</text:span><text:span text:style-name="T45_4">2</text:span></text:p>
      <text:p text:style-name="P46"><text:span text:style-name="T46_1">getPINUsed</text:span><text:span text:style-name="T46_2"><text:tab/></text:span><text:span text:style-name="T46_3">KEYWORD</text:span><text:span text:style-name="T46_4">2</text:span></text:p>
      <text:p text:style-name="P47"><text:span text:style-name="T47_1">setPINUsed</text:span><text:span text:style-name="T47_2"><text:tab/></text:span><text:span text:style-name="T47_3">KEYWORD</text:span><text:span text:style-name="T47_4">2</text:span></text:p>
      <text:p text:style-name="P48"><text:span text:style-name="T48_1">getBand</text:span><text:span text:style-name="T48_2"><text:tab/><text:tab/></text:span><text:span text:style-name="T48_3">KEYWORD</text:span><text:span text:style-name="T48_4">2</text:span></text:p>
      <text:p text:style-name="P49"><text:span text:style-name="T49_1">setBand</text:span><text:span text:style-name="T49_2"><text:tab/><text:tab/></text:span><text:span text:style-name="T49_3">KEYWORD</text:span><text:span text:style-name="T49_4">2</text:span></text:p>
      <text:p text:style-name="P50"><text:span text:style-name="T50_1">getvoiceCallStatus</text:span><text:span text:style-name="T50_2"><text:tab/></text:span><text:span text:style-name="T50_3">KEYWORD</text:span><text:span text:style-name="T50_4">2</text:span></text:p>
      <text:p text:style-name="P51"/>
      <text:p text:style-name="P52"><text:span text:style-name="T52_1">#######################################</text:span></text:p>
      <text:p text:style-name="P53"><text:span text:style-name="T53_1">#<text:s/></text:span><text:span text:style-name="T53_2">Constants</text:span></text:p>
      <text:p text:style-name="P54"><text:span text:style-name="T54_1">#######################################</text:span></text:p>
      <text:p text:style-name="P55"><text:span text:style-name="T55_1"><text:s/></text:span></text:p>
      <text:p text:style-name="P56"><text:span text:style-name="T56_1">ERROR</text:span><text:span text:style-name="T56_2"><text:tab/></text:span><text:span text:style-name="T56_3">LITERAL</text:span><text:span text:style-name="T56_4">1</text:span></text:p>
      <text:p text:style-name="P57"><text:span text:style-name="T57_1">IDLE</text:span><text:span text:style-name="T57_2"><text:tab/></text:span><text:span text:style-name="T57_3">LITERAL</text:span><text:span text:style-name="T57_4">1</text:span></text:p>
      <text:p text:style-name="P58"><text:span text:style-name="T58_1">CONNECTING</text:span><text:span text:style-name="T58_2"><text:tab/></text:span><text:span text:style-name="T58_3">LITERAL</text:span><text:span text:style-name="T58_4">1</text:span></text:p>
      <text:p text:style-name="P59"><text:span text:style-name="T59_1">GSM</text:span><text:span text:style-name="T59_2">_</text:span><text:span text:style-name="T59_3">READY</text:span><text:span text:style-name="T59_4"><text:tab/></text:span><text:span text:style-name="T59_5">LITERAL</text:span><text:span text:style-name="T59_6">1</text:span></text:p>
      <text:p text:style-name="P60"><text:span text:style-name="T60_1">GPRS</text:span><text:span text:style-name="T60_2">_</text:span><text:span text:style-name="T60_3">READY</text:span><text:span text:style-name="T60_4"><text:tab/></text:span><text:span text:style-name="T60_5">LITERAL</text:span><text:span text:style-name="T60_6">1</text:span></text:p>
      <text:p text:style-name="P61"><text:span text:style-name="T61_1">TRANSPARENT</text:span><text:span text:style-name="T61_2">_</text:span><text:span text:style-name="T61_3">CONNECTED</text:span><text:span text:style-name="T61_4"><text:tab/></text:span><text:span text:style-name="T61_5">LITERAL</text:span><text:span text:style-name="T61_6">1</text:span></text:p>
      <text:p text:style-name="P62"><text:span text:style-name="T62_1">IDLE</text:span><text:span text:style-name="T62_2">_</text:span><text:span text:style-name="T62_3">CALL</text:span><text:span text:style-name="T62_4"><text:tab/></text:span><text:span text:style-name="T62_5">LITERAL</text:span><text:span text:style-name="T62_6">1</text:span></text:p>
      <text:p text:style-name="P63"><text:span text:style-name="T63_1">CALLING</text:span><text:span text:style-name="T63_2"><text:tab/></text:span><text:span text:style-name="T63_3">LITERAL</text:span><text:span text:style-name="T63_4">1</text:span></text:p>
      <text:p text:style-name="P64"><text:span text:style-name="T64_1">RECEIVINGCALL</text:span><text:span text:style-name="T64_2"><text:tab/></text:span><text:span text:style-name="T64_3">LITERAL</text:span><text:span text:style-name="T64_4">1</text:span></text:p>
      <text:p text:style-name="P65"><text:span text:style-name="T65_1">TALKING</text:span><text:span text:style-name="T65_2"><text:tab/></text:span><text:span text:style-name="T65_3">LITERAL</text:span><text:span text:style-name="T65_4">1</text:span></text:p>
      <text:p text:style-name="P66"><text:span text:style-name="T66_1">GSM</text:span><text:span text:style-name="T66_2">_</text:span><text:span text:style-name="T66_3">MODE</text:span><text:span text:style-name="T66_4">_</text:span><text:span text:style-name="T66_5">UNDEFINED</text:span><text:span text:style-name="T66_6"><text:tab/></text:span><text:span text:style-name="T66_7">LITERAL</text:span><text:span text:style-name="T66_8">1</text:span></text:p>
      <text:p text:style-name="P67"><text:span text:style-name="T67_1">GSM</text:span><text:span text:style-name="T67_2">_</text:span><text:span text:style-name="T67_3">MODE</text:span><text:span text:style-name="T67_4">_</text:span><text:span text:style-name="T67_5">EGSM</text:span><text:span text:style-name="T67_6"><text:tab/></text:span><text:span text:style-name="T67_7">LITERAL</text:span><text:span text:style-name="T67_8">1</text:span></text:p>
      <text:p text:style-name="P68"><text:span text:style-name="T68_1">GSM</text:span><text:span text:style-name="T68_2">_</text:span><text:span text:style-name="T68_3">MODE</text:span><text:span text:style-name="T68_4">_</text:span><text:span text:style-name="T68_5">DCS</text:span><text:span text:style-name="T68_6"><text:tab/></text:span><text:span text:style-name="T68_7">LITERAL</text:span><text:span text:style-name="T68_8">1</text:span></text:p>
      <text:p text:style-name="P69"><text:span text:style-name="T69_1">GSM</text:span><text:span text:style-name="T69_2">_</text:span><text:span text:style-name="T69_3">MODE</text:span><text:span text:style-name="T69_4">_</text:span><text:span text:style-name="T69_5">PCS</text:span><text:span text:style-name="T69_6"><text:tab/></text:span><text:span text:style-name="T69_7">LITERAL</text:span><text:span text:style-name="T69_8">1</text:span></text:p>
      <text:p text:style-name="P70"><text:span text:style-name="T70_1">GSM</text:span><text:span text:style-name="T70_2">_</text:span><text:span text:style-name="T70_3">MODE</text:span><text:span text:style-name="T70_4">_</text:span><text:span text:style-name="T70_5">EGSM</text:span><text:span text:style-name="T70_6">_</text:span><text:span text:style-name="T70_7">DCS</text:span><text:span text:style-name="T70_8"><text:tab/></text:span><text:span text:style-name="T70_9">LITERAL</text:span><text:span text:style-name="T70_10">1</text:span></text:p>
      <text:p text:style-name="P71"><text:span text:style-name="T71_1">GSM</text:span><text:span text:style-name="T71_2">_</text:span><text:span text:style-name="T71_3">MODE</text:span><text:span text:style-name="T71_4">_</text:span><text:span text:style-name="T71_5">GSM</text:span><text:span text:style-name="T71_6">850_</text:span><text:span text:style-name="T71_7">PCS</text:span><text:span text:style-name="T71_8"><text:tab/></text:span><text:span text:style-name="T71_9">LITERAL</text:span><text:span text:style-name="T71_10">1</text:span></text:p>
      <text:p text:style-name="P72"><text:span text:style-name="T72_1">GSM</text:span><text:span text:style-name="T72_2">_</text:span><text:span text:style-name="T72_3">MODE</text:span><text:span text:style-name="T72_4">_</text:span><text:span text:style-name="T72_5">GSM</text:span><text:span text:style-name="T72_6">850_</text:span><text:span text:style-name="T72_7">EGSM</text:span><text:span text:style-name="T72_8">_</text:span><text:span text:style-name="T72_9">DCS</text:span><text:span text:style-name="T72_10">_</text:span><text:span text:style-name="T72_11">PCS</text:span><text:span text:style-name="T72_12"><text:tab/></text:span><text:span text:style-name="T72_13">LITERAL</text:span><text:span text:style-name="T72_14">1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